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00%"/>
      <style:text-properties fo:font-weight="bold" officeooo:paragraph-rsid="000592a9" style:font-weight-asian="bold" style:font-weight-complex="bold"/>
    </style:style>
    <style:style style:name="T1" style:family="text">
      <style:text-properties fo:font-style="italic" fo:font-weight="normal" officeooo:rsid="00224abf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5d328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ER = <text:s/></text:span><text:span text:style-name="T2">0</text:span><text:span text:style-name="T1">/ 712 = 0.</text:span></text:p>
      <text:p text:style-name="P2"><text:span text:style-name="T1"/></text:p>
      <text:p text:style-name="P1">The passage from career to retirement was longer than anticipated.</text:p>
      <text:p text:style-name="P1">I expected to walk out of the conference room, close the door, and become a different person.</text:p>
      <text:p text:style-name="P1">Instead, I found myself on a year-long journey of daily revelations.</text:p>
      <text:p text:style-name="P1">I envisioned an emotional rollercoaster that would rattle my identity and upset my self-esteem.</text:p>
      <text:p text:style-name="P1">What I felt during the actual transition was a sense of liberation, experimentation,</text:p>
      <text:p text:style-name="P1">and transformation.</text:p>
      <text:p text:style-name="P1">I feared I would be considered unproductive and that I may become unproductive.</text:p>
      <text:p text:style-name="P1">I learned during my Odyssey that productivity could be redefined and that my definition</text:p>
      <text:p text:style-name="P1">was the only one that mattered.</text:p>
      <text:p text:style-name="P1">We mere mortals are very bad at predicting the future.</text:p>
      <text:p text:style-name="P1">My worst fears didn't materialize, but expectation and worry and anxiety are frequent hobgoblins</text:p>
      <text:p text:style-name="P1">of change.</text:p>
      <text:p text:style-name="P1">They cloud our imagination and limit our choices.</text:p>
      <text:p text:style-name="P1">The objects of their desire live only in our minds.</text:p>
      <text:p text:style-name="P1">It helps to keep a keen eye on the present to avoid falling under their spell.</text:p>
      <text:p text:style-name="P1">It helps to allow for the possibility that there is an outcome that you have not even</text:p>
      <text:p text:style-name="P1">dreamed of.</text:p>
      <text:p text:style-name="P1">It helps to stay physically healthy and surround yourself with people who love and support</text:p>
      <text:p text:style-name="P1">you.</text:p>
      <text:p text:style-name="P1">What worried me about retirement was what could have happened.</text:p>
      <text:p text:style-name="P1">I could have spiraled into a depression or floundered in the discomfort of the unfamiliar.</text:p>
      <text:p text:style-name="P1">Or I could have flourished.</text:p>
      <text:p text:style-name="P1">This time, I flourished.</text:p>
      <text:p text:style-name="P1">Another time, I may have floundered if I had been less healthy, less loved, less supported.</text:p>
      <text:p text:style-name="P1">We don't know how we will feel tomorrow, what our circumstances will be, and who will</text:p>
      <text:p text:style-name="P1">accompany us on our ways.</text:p>
      <text:p text:style-name="P1">Our lives unfold in a constantly changing world.</text:p>
      <text:p text:style-name="P1">I had no idea that the entire world's landscape would be forever transformed by an aggressive</text:p>
      <text:p text:style-name="P1">novel coronavirus three months into my own personal transition.</text:p>
      <text:p text:style-name="P1">Lockdowns, quarantines, virtual meetings, and Zoom holiday gatherings colored my individual</text:p>
      <text:p text:style-name="P1">metamorphosis and the lives of everyone living on the planet.</text:p>
      <text:p text:style-name="P1">We were all trying to hold on to our own personal roller coasters, aren't we always, while trying</text:p>
      <text:p text:style-name="P1">to literally survive a seismic shift in the world we knew.</text:p>
      <text:p text:style-name="P1">The workplace was transformed.</text:p>
      <text:p text:style-name="P1">I wasn't the only one getting used to a new metric for productivity.</text:p>
      <text:p text:style-name="P1">As more of us found ourselves confined to our living spaces, the old standards of hours</text:p>
      <text:p text:style-name="P1">worked and dollars paid no longer sufficed as a gauge for feeling useful.</text:p>
      <text:p text:style-name="P1">Because I chose change before COVID appeared, I had already started to take satisfaction</text:p>
      <text:p text:style-name="P1">from what had previously felt like chores.</text:p>
      <text:p text:style-name="P1">With more time, I enjoyed gardening, cooking, and writing, and viewed them as legitimate</text:p>
      <text:p text:style-name="P1">productivity.</text:p>
      <text:p text:style-name="P1"><text:soft-page-break/>I even came to perceive the mere pursuit of enjoyment as productive.</text:p>
      <text:p text:style-name="P1">Doing errands and spending time with elderly relatives, reading a book, all proved surprisingly</text:p>
      <text:p text:style-name="P1">productive.</text:p>
      <text:p text:style-name="P1">Better than productive, gratifying.</text:p>
      <text:p text:style-name="P1">My self-esteem remained intact and was finally measured by me alone.</text:p>
      <text:p text:style-name="P1">When COVID hit, everyone started posting their bread-making, knitting, and home improvement</text:p>
      <text:p text:style-name="P1">prowess.</text:p>
      <text:p text:style-name="P1">While I was in a self-imposed period of exploration, many were simply trying to maintain their</text:p>
      <text:p text:style-name="P1">sanity.</text:p>
      <text:p text:style-name="P1">It's not that COVID didn't affect me.</text:p>
      <text:p text:style-name="P1">I was just already in the process of figuring out how to navigate change.</text:p>
      <text:p text:style-name="P1">Of course, there's change and there's change.</text:p>
      <text:p text:style-name="P1">There's retirement and then there's COVID.</text:p>
      <text:p text:style-name="P1">There's chosen change and inflicted change.</text:p>
      <text:p text:style-name="P1">It took a year for me to stop seeing my alter egos as separate and retirement as an ending</text:p>
      <text:p text:style-name="P1">or a beginning.</text:p>
      <text:p text:style-name="P1">Now I see it as an action that required a period of transition.</text:p>
      <text:p text:style-name="P1">The professional wife, the wife, the mother, the daughter, sister, friend.</text:p>
      <text:p text:style-name="P1">One woman living one little life, one precious little life, going through change after change.</text:p>
      <text:p text:style-name="P1">I've experienced 10,000 hours of change over the years, so I should be an expert by now.</text:p>
      <text:p text:style-name="P1">I'm not.</text:p>
      <text:p text:style-name="P1">Two years after COVID struck, at the beginning of his own retirement, my husband died suddenly.</text:p>
      <text:p text:style-name="P1">I was nearing the end of the first draft of my memoir about change, this memoir about</text:p>
      <text:p text:style-name="P1">change, as illustrated by my retirement.</text:p>
      <text:p text:style-name="P1">There are no words to describe the scope of that loss.</text:p>
      <text:p text:style-name="P1">It put all other transitions into perspective.</text:p>
      <text:p text:style-name="P1">I have only just begun that pass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05:53:02.353000000</dc:date>
    <meta:editing-duration>PT6M31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69" meta:word-count="693" meta:character-count="4077" meta:non-whitespace-character-count="3452"/>
  </office:meta>
</office:document-meta>
</file>